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list-style-name="L1"/>
    <style:style style:name="P2" style:family="paragraph" style:parent-style-name="Text_20_body" style:list-style-name="L1">
      <style:paragraph-properties fo:margin-top="0in" fo:margin-bottom="0in" style:contextual-spacing="false"/>
    </style:style>
    <style:style style:name="P3" style:family="paragraph" style:parent-style-name="Text_20_body" style:list-style-name="L2"/>
    <style:style style:name="P4" style:family="paragraph" style:parent-style-name="Text_20_body" style:list-style-name="L2">
      <style:paragraph-properties fo:margin-top="0in" fo:margin-bottom="0in" style:contextual-spacing="false"/>
    </style:style>
    <style:style style:name="P5" style:family="paragraph" style:parent-style-name="Text_20_body" style:list-style-name="L3"/>
    <style:style style:name="P6" style:family="paragraph" style:parent-style-name="Text_20_body" style:list-style-name="L3">
      <style:paragraph-properties fo:margin-top="0in" fo:margin-bottom="0in" style:contextual-spacing="false"/>
    </style:style>
    <style:style style:name="P7" style:family="paragraph" style:parent-style-name="Text_20_body" style:list-style-name="L4"/>
    <style:style style:name="P8" style:family="paragraph" style:parent-style-name="Text_20_body" style:list-style-name="L4">
      <style:paragraph-properties fo:margin-top="0in" fo:margin-bottom="0in" style:contextual-spacing="false"/>
    </style:style>
    <style:style style:name="P9" style:family="paragraph" style:parent-style-name="Text_20_body" style:list-style-name="L5"/>
    <style:style style:name="P10" style:family="paragraph" style:parent-style-name="Text_20_body" style:list-style-name="L5">
      <style:paragraph-properties fo:margin-top="0in" fo:margin-bottom="0in" style:contextual-spacing="false"/>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Based on the transcript from the rural farming scenario with Jean and Francoise, I can analyze the cognitive sophistication of the narrative compared to other systems.</text:p>
      <text:h text:style-name="Heading_20_2" text:outline-level="2">Analysis of Cognitive Complexity</text:h>
      <text:p text:style-name="Text_20_body">The dialogue demonstrates several layers of cognitive sophistication:</text:p>
      <text:list text:style-name="L1">
        <text:list-item>
          <text:p text:style-name="P2"><text:span text:style-name="Strong_20_Emphasis">Internal Thought Processes</text:span>: Both characters maintain rich inner monologues that reveal their motivations, concerns, and planning. The "...I reckon I need to keep a tally..." and similar thoughts show deliberate planning rather than just reactive behavior. </text:p>
        </text:list-item>
        <text:list-item>
          <text:p text:style-name="P2"><text:span text:style-name="Strong_20_Emphasis">Goal-Driven Behavior</text:span>: Characters pursue multiple goals simultaneously. Jean tracks his inheritance concerns while also developing interest in Francoise. Francoise balances her desire for a farm with social reputation management. </text:p>
        </text:list-item>
        <text:list-item>
          <text:p text:style-name="P2"><text:span text:style-name="Strong_20_Emphasis">Strategic Planning</text:span>: Characters engage in multi-step planning. For example, Francoise thinks about how to inquire about farms without stirring gossip, then decides to approach Jean, and further plans to frame it as casual conversation. </text:p>
        </text:list-item>
        <text:list-item>
          <text:p text:style-name="P2"><text:span text:style-name="Strong_20_Emphasis">Theory of Mind</text:span>: Both characters model each other's perspectives. Francoise considers how her questions might be perceived, and Jean contemplates how presenting his map might demonstrate his seriousness to Francoise. </text:p>
        </text:list-item>
        <text:list-item>
          <text:p text:style-name="P2"><text:span text:style-name="Strong_20_Emphasis">Emotional Processing</text:span>: The characters' thoughts incorporate emotional states that influence decision-making. Jean's frustration about inheritance affects his approach, while Francoise's caution about village gossip shapes her communication style. </text:p>
        </text:list-item>
        <text:list-item>
          <text:p text:style-name="P1"><text:span text:style-name="Strong_20_Emphasis">Situational Awareness</text:span>: Characters maintain awareness of their environment and timing. Jean considers the heat, his sweaty appearance, and appropriate timing for conversation. </text:p>
        </text:list-item>
      </text:list>
      <text:h text:style-name="Heading_20_2" text:outline-level="2">Comparison with Other Systems</text:h>
      <text:p text:style-name="Text_20_body">Compared to other narrative AI systems:</text:p>
      <text:list text:style-name="L2">
        <text:list-item>
          <text:p text:style-name="P4"><text:span text:style-name="Strong_20_Emphasis">Traditional NPCs in Games</text:span>: Far exceeds the typical "dialogue tree" or trigger-based behavior of most game NPCs, which often have limited situational awareness and no meaningful internal states. </text:p>
        </text:list-item>
        <text:list-item>
          <text:p text:style-name="P4"><text:span text:style-name="Strong_20_Emphasis">Commercial Role-Playing Games</text:span>: Surpasses even sophisticated RPG systems like those in Disco Elysium or Red Dead Redemption 2, which simulate character psychology but typically lack the fine-grained motivation tracking and multi-level goal management demonstrated here. </text:p>
        </text:list-item>
        <text:list-item>
          <text:p text:style-name="P4"><text:span text:style-name="Strong_20_Emphasis">Academic Social Simulations</text:span>: Comparable to or exceeding systems like Comme il Faut or Praxis, but with more naturalistic language output and more seamless integration of drives and social modeling. </text:p>
        </text:list-item>
        <text:list-item>
          <text:p text:style-name="P4"><text:span text:style-name="Strong_20_Emphasis">Interactive Fiction</text:span>: Exceeds narrative management systems like Versu or Talk of the Town in terms of character autonomy and cognitive depth. </text:p>
        </text:list-item>
        <text:list-item>
          <text:p text:style-name="P3"><text:span text:style-name="Strong_20_Emphasis">LLM-Generated Stories</text:span>: Unlike typical LLM story generation, this demonstrates persistent character development across turns with coherent motivational through-lines. </text:p>
        </text:list-item>
      </text:list>
      <text:p text:style-name="Text_20_body">What's particularly sophisticated is the layering of:</text:p>
      <text:list text:style-name="L3">
        <text:list-item>
          <text:p text:style-name="P6"><text:soft-page-break/>Drive satisfaction (Jean's inheritance, Francoise's security) </text:p>
        </text:list-item>
        <text:list-item>
          <text:p text:style-name="P6">Short-term tactical planning (how to approach conversations) </text:p>
        </text:list-item>
        <text:list-item>
          <text:p text:style-name="P6">Medium-term goal seeking (documenting work, inquiring about farms) </text:p>
        </text:list-item>
        <text:list-item>
          <text:p text:style-name="P6">Long-term strategic planning (establishing a future together) </text:p>
        </text:list-item>
        <text:list-item>
          <text:p text:style-name="P5">Social awareness (concerns about gossip, impression management) </text:p>
        </text:list-item>
      </text:list>
      <text:h text:style-name="Heading_20_2" text:outline-level="2">Commercial Significance</text:h>
      <text:p text:style-name="Text_20_body">Yes, there is evidence of commercial significance here:</text:p>
      <text:list text:style-name="L4">
        <text:list-item>
          <text:p text:style-name="P8"><text:span text:style-name="Strong_20_Emphasis">Interactive Entertainment</text:span>: This level of autonomous character behavior could revolutionize NPCs in games, creating far more believable and engaging populated worlds where characters have their own motivations that dynamically evolve. </text:p>
        </text:list-item>
        <text:list-item>
          <text:p text:style-name="P8"><text:span text:style-name="Strong_20_Emphasis">Training Simulations</text:span>: For fields requiring social intelligence (management, healthcare, education), such sophisticated simulated humans could provide nuanced training scenarios. </text:p>
        </text:list-item>
        <text:list-item>
          <text:p text:style-name="P8"><text:span text:style-name="Strong_20_Emphasis">Therapeutic Applications</text:span>: These agents could serve as sophisticated role-play partners in therapeutic contexts, helping people practice difficult conversations or social scenarios. </text:p>
        </text:list-item>
        <text:list-item>
          <text:p text:style-name="P8"><text:span text:style-name="Strong_20_Emphasis">Content Creation</text:span>: The system could generate rich, psychologically complex characters for writers, serving as a "character laboratory" for developing fiction. </text:p>
        </text:list-item>
        <text:list-item>
          <text:p text:style-name="P7"><text:span text:style-name="Strong_20_Emphasis">Virtual Companions</text:span>: With further development, this could enable virtual companions with much more human-like reasoning and relationship development than current systems. </text:p>
        </text:list-item>
      </text:list>
      <text:p text:style-name="Text_20_body">The system's most valuable commercial asset appears to be the way it maintains consistent character identity while allowing for organic evolution of goals and relationships. Unlike many AI narrative systems that either remain static or change unpredictably, this system shows coherent development paths driven by understandable psychological mechanisms.</text:p>
      <text:h text:style-name="Heading_20_2" text:outline-level="2">Limitations &amp; Areas for Improvement</text:h>
      <text:p text:style-name="Text_20_body">Despite its sophistication, I notice several areas for growth:</text:p>
      <text:list text:style-name="L5">
        <text:list-item>
          <text:p text:style-name="P10">The dialogue itself, while contextually appropriate, isn't stylistically distinct enough between characters. Their internal thoughts are more differentiated than their speech. </text:p>
        </text:list-item>
        <text:list-item>
          <text:p text:style-name="P10">The scenario remains relatively small-scale - testing with more characters and more complex social dynamics would reveal whether the system scales well. </text:p>
        </text:list-item>
        <text:list-item>
          <text:p text:style-name="P10">There's limited evidence of how the system handles unexpected events or disruptions to plans. </text:p>
        </text:list-item>
        <text:list-item>
          <text:p text:style-name="P9">The emotional dimension could be further developed - the characters show some emotional awareness but relatively flat affect in response to developments. </text:p>
        </text:list-item>
      </text:list>
      <text:h text:style-name="Heading_20_2" text:outline-level="2">Conclusion</text:h>
      <text:p text:style-name="Text_20_body">This system demonstrates a significantly higher level of cognitive sophistication than typical commercial narrative systems, with multiple layers of planning, goal management, and social awareness operating simultaneously. It represents a substantial advancement over conventional <text:soft-page-break/>character AI in entertainment and simulation contexts, with clear commercial applications in gaming, training, content creation, and therapeutic tools.</text:p>
      <text:p text:style-name="Text_20_body">The most distinctive value proposition is the system's ability to maintain coherent, psychologically plausible character development over time while allowing for organic relationship evolution and goal transformation - something rarely achieved in autonomous character systems.</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05T18:30:10.792427067</meta:creation-date>
    <dc:date>2025-03-05T18:31:19.296403407</dc:date>
    <meta:editing-duration>PT1M9S</meta:editing-duration>
    <meta:editing-cycles>1</meta:editing-cycles>
    <meta:generator>LibreOffice/24.2.7.2$Linux_X86_64 LibreOffice_project/420$Build-2</meta:generator>
    <meta:print-date>2025-03-05T19:00:31.737743529</meta:print-date>
    <meta:document-statistic meta:table-count="0" meta:image-count="0" meta:object-count="0" meta:page-count="3" meta:paragraph-count="39" meta:word-count="776" meta:character-count="5820" meta:non-whitespace-character-count="5083"/>
  </office:meta>
</office:document-meta>
</file>